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list-format-name="NLF0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ListParagraph" style:list-style-name="LFO1" style:family="paragraph">
      <style:paragraph-properties fo:text-align="justify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Normal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" style:parent-style-name="ListParagraph" style:list-style-name="LFO1" style:family="paragraph">
      <style:paragraph-properties fo:text-align="justify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4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" style:parent-style-name="ListParagraph" style:list-style-name="LFO1" style:family="paragraph">
      <style:paragraph-properties fo:text-align="justify"/>
    </style:style>
    <style:style style:name="T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justify" fo:margin-left="0.5in" fo:text-indent="0.5in">
        <style:tab-stops/>
      </style:paragraph-properties>
    </style:style>
    <style:style style:name="T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ListParagraph" style:family="paragraph">
      <style:paragraph-properties fo:text-align="justify" fo:margin-left="1in">
        <style:tab-stops/>
      </style:paragraph-properties>
    </style:style>
    <style:style style:name="T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ListParagraph" style:family="paragraph">
      <style:paragraph-properties fo:text-align="justify"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5pt" style:font-size-asian="5pt" style:font-size-complex="5pt"/>
    </style:style>
    <style:style style:name="P29" style:parent-style-name="ListParagraph" style:family="paragraph">
      <style:paragraph-properties fo:text-align="justify" fo:margin-left="1in">
        <style:tab-stops/>
      </style:paragraph-properties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" style:parent-style-name="ListParagraph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" style:parent-style-name="ListParagraph" style:list-style-name="LFO1" style:family="paragraph">
      <style:paragraph-properties fo:text-align="justify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Normal" style:family="paragraph">
      <style:paragraph-properties fo:text-align="justify" fo:margin-left="0.5in" fo:text-indent="0.5in">
        <style:tab-stops/>
      </style:paragraph-properties>
    </style:style>
    <style:style style:name="T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2" style:parent-style-name="ListParagraph" style:family="paragraph">
      <style:paragraph-properties fo:text-align="justify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ListParagraph" style:family="paragraph">
      <style:paragraph-properties fo:text-align="justify"/>
      <style:text-properties style:font-name="Times New Roman" style:font-name-complex="Times New Roman" fo:font-size="5pt" style:font-size-asian="5pt" style:font-size-complex="5pt"/>
    </style:style>
    <style:style style:name="P47" style:parent-style-name="ListParagraph" style:family="paragraph">
      <style:paragraph-properties fo:text-align="justify" fo:margin-left="1in">
        <style:tab-stops/>
      </style:paragraph-properties>
    </style:style>
    <style:style style:name="T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1" style:parent-style-name="ListParagraph" style:list-style-name="LFO1" style:family="paragraph">
      <style:paragraph-properties fo:text-align="justify"/>
    </style:style>
    <style:style style:name="T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ListParagraph" style:family="paragraph">
      <style:paragraph-properties fo:text-align="justify"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5pt" style:font-size-asian="5pt" style:font-size-complex="5pt"/>
    </style:style>
    <style:style style:name="P56" style:parent-style-name="ListParagraph" style:family="paragraph">
      <style:paragraph-properties fo:text-align="justify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" style:parent-style-name="ListParagraph" style:family="paragraph">
      <style:paragraph-properties fo:text-align="justify"/>
      <style:text-properties style:font-name="Times New Roman" style:font-name-complex="Times New Roman" fo:font-size="4pt" style:font-size-asian="4pt" style:font-size-complex="4pt"/>
    </style:style>
    <style:style style:name="P63" style:parent-style-name="ListParagraph" style:family="paragraph">
      <style:paragraph-properties fo:text-align="justify"/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7" style:parent-style-name="ListParagraph" style:family="paragraph">
      <style:paragraph-properties fo:text-align="justify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ListParagraph" style:family="paragraph">
      <style:paragraph-properties fo:text-align="justify" fo:margin-left="1in">
        <style:tab-stops/>
      </style:paragraph-properties>
    </style:style>
    <style:style style:name="T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2" style:parent-style-name="ListParagraph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3" style:parent-style-name="ListParagraph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4" style:parent-style-name="ListParagraph" style:list-style-name="LFO1" style:family="paragraph">
      <style:paragraph-properties fo:text-align="justify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76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77" style:parent-style-name="ListParagraph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78" style:parent-style-name="ListParagraph" style:list-style-name="LFO1" style:family="paragraph">
      <style:paragraph-properties fo:text-align="justify"/>
    </style:style>
    <style:style style:name="T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3" style:parent-style-name="ListParagraph" style:list-style-name="LFO1" style:family="paragraph">
      <style:paragraph-properties fo:text-align="justify"/>
    </style:style>
    <style:style style:name="T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8" style:parent-style-name="ListParagraph" style:list-style-name="LFO1" style:family="paragraph">
      <style:paragraph-properties fo:text-align="justify"/>
    </style:style>
    <style:style style:name="T8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5" style:parent-style-name="ListParagraph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6" style:parent-style-name="ListParagraph" style:list-style-name="LFO1" style:family="paragraph">
      <style:paragraph-properties fo:text-align="justify"/>
    </style:style>
    <style:style style:name="T9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4" style:parent-style-name="ListParagraph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5" style:parent-style-name="ListParagraph" style:list-style-name="LFO1" style:family="paragraph">
      <style:paragraph-properties fo:text-align="justify"/>
    </style:style>
    <style:style style:name="T1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ListParagraph" style:family="paragraph">
      <style:paragraph-properties fo:text-align="justify"/>
    </style:style>
    <style:style style:name="T10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4" style:parent-style-name="ListParagraph" style:family="paragraph">
      <style:paragraph-properties fo:text-align="justify"/>
    </style:style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" style:parent-style-name="ListParagraph" style:family="paragraph">
      <style:paragraph-properties fo:text-align="justify"/>
    </style:style>
    <style:style style:name="T1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5" style:parent-style-name="Normal" style:family="paragraph">
      <style:paragraph-properties fo:text-align="justify" fo:margin-left="0.8263in">
        <style:tab-stops/>
      </style:paragraph-properties>
    </style:style>
    <style:style style:name="T12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12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P129" style:parent-style-name="ListParagraph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P130" style:parent-style-name="ListParagraph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fr" fo:country="FR"/>
    </style:style>
    <style:style style:name="P131" style:parent-style-name="ListParagraph" style:list-style-name="LFO1" style:family="paragraph">
      <style:paragraph-properties fo:text-align="justify"/>
    </style:style>
    <style:style style:name="T13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P134" style:parent-style-name="ListParagraph" style:family="paragraph">
      <style:paragraph-properties fo:text-align="justify"/>
    </style:style>
    <style:style style:name="T13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P139" style:parent-style-name="Normal" style:family="paragraph">
      <style:paragraph-properties fo:text-align="justify"/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14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14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4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14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P146" style:parent-style-name="Normal" style:family="paragraph">
      <style:paragraph-properties fo:text-align="justify" fo:margin-left="0.8263in">
        <style:tab-stops/>
      </style:paragraph-properties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49" style:parent-style-name="Normal" style:family="paragraph">
      <style:paragraph-properties fo:text-align="justify" fo:margin-left="0.826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0" style:parent-style-name="ListParagraph" style:list-style-name="LFO1" style:family="paragraph">
      <style:paragraph-properties fo:text-align="justify"/>
    </style:style>
    <style:style style:name="T1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3" style:parent-style-name="Normal" style:family="paragraph">
      <style:paragraph-properties fo:text-align="justify"/>
    </style:style>
    <style:style style:name="T1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6" style:parent-style-name="Normal" style:family="paragraph">
      <style:paragraph-properties fo:text-align="justify"/>
    </style:style>
    <style:style style:name="T1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9" style:parent-style-name="Normal" style:family="paragraph">
      <style:paragraph-properties fo:text-align="justify" fo:margin-left="0.8263in">
        <style:tab-stops/>
      </style:paragraph-properties>
    </style:style>
    <style:style style:name="T16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2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3" style:parent-style-name="ListParagraph" style:family="paragraph">
      <style:paragraph-properties fo:text-align="justify"/>
    </style:style>
    <style:style style:name="T16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6" style:parent-style-name="ListParagraph" style:family="paragraph">
      <style:paragraph-properties fo:text-align="justify" fo:margin-left="1in">
        <style:tab-stops/>
      </style:paragraph-properties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Programmas “Veļas apkopes laika aprēķināšana”<text:s/></text:p>
      <text:p text:style-name="P2">testēšanas dokumentācija.</text:p>
      <text:p text:style-name="P3"/>
      <text:list text:style-name="LFO1" text:continue-numbering="true">
        <text:list-item>
          <text:p text:style-name="P4"><text:span text:style-name="T5">Sasniedzamais rezultāts-<text:s/></text:span><text:span text:style-name="T6">Tiek aprēķināts pareizs veļas apkopes beigšanas laiks, atkarībā no izvelētajiem režīmiem un sākuma laiku.</text:span></text:p>
        </text:list-item>
      </text:list>
      <text:p text:style-name="P7"/>
      <text:list text:style-name="LFO1" text:continue-numbering="true">
        <text:list-item>
          <text:p text:style-name="P8"><text:span text:style-name="T9">Ievades dati:<text:s/></text:span><text:span text:style-name="T10">Tiks ievadīti<text:s/></text:span><text:span text:style-name="T11">3</text:span><text:span text:style-name="T12"><text:s/>dažādi ievades dati, lai pār</text:span><text:span text:style-name="T13">liecinātos par programmas funkcionēšanu.</text:span></text:p>
        </text:list-item>
      </text:list>
      <text:p text:style-name="P14"/>
      <text:list text:style-name="LFO1" text:continue-numbering="true">
        <text:list-item>
          <text:list>
            <text:list-item>
              <text:p text:style-name="P15"><text:span text:style-name="T16">Veļasmašīnas režīms</text:span><text:span text:style-name="T17">-<text:s/></text:span><text:span text:style-name="T18">White</text:span><text:span text:style-name="T19">;</text:span></text:p>
            </text:list-item>
          </text:list>
        </text:list-item>
      </text:list>
      <text:p text:style-name="P20"><text:span text:style-name="T21">Veļasmašīnas pēc-mazgāšanas režīms “Spin&amp;drain”<text:s/></text:span><text:span text:style-name="T22">ir atzīmēts</text:span><text:span text:style-name="T23">;</text:span></text:p>
      <text:p text:style-name="P24"><text:span text:style-name="T25">Veļas žāvētāja režīms-<text:s/></text:span><text:span text:style-name="T26">Bed linen</text:span><text:span text:style-name="T27">.</text:span></text:p>
      <text:p text:style-name="P28"/>
      <text:p text:style-name="P29"><text:span text:style-name="T30">Sākuma laiks:<text:s/></text:span><text:span text:style-name="T31">12:00 AM</text:span></text:p>
      <text:p text:style-name="P32"/>
      <text:list text:style-name="LFO1" text:continue-numbering="true">
        <text:list-item>
          <text:list>
            <text:list-item>
              <text:p text:style-name="P33"><text:span text:style-name="T34">Veļasmašīnas režīms-<text:s/></text:span><text:span text:style-name="T35">Duvet</text:span><text:span text:style-name="T36">;</text:span></text:p>
            </text:list-item>
          </text:list>
        </text:list-item>
      </text:list>
      <text:p text:style-name="P37"><text:span text:style-name="T38">Veļasmašīnas pēc-mazgāšanas režīms “Spin&amp;drain”<text:s/></text:span><text:span text:style-name="T39">nav</text:span><text:span text:style-name="T40"><text:s/>atzīmēts</text:span><text:span text:style-name="T41">;</text:span></text:p>
      <text:p text:style-name="P42"><text:span text:style-name="T43"><text:tab/>Veļas žāvētāja režīms-<text:s/></text:span><text:span text:style-name="T44">Duvet</text:span><text:span text:style-name="T45">.</text:span></text:p>
      <text:p text:style-name="P46"/>
      <text:p text:style-name="P47"><text:span text:style-name="T48">Sākuma laiks:<text:s/></text:span><text:span text:style-name="T49">12:00 AM</text:span></text:p>
      <text:p text:style-name="P50"/>
      <text:list text:style-name="LFO1" text:continue-numbering="true">
        <text:list-item>
          <text:list>
            <text:list-item>
              <text:p text:style-name="P51"><text:span text:style-name="T52"><text:s/>Veļasmašīnas režīms</text:span><text:span text:style-name="T53">-</text:span><text:span text:style-name="T54"><text:s/>Wool;</text:span></text:p>
            </text:list-item>
          </text:list>
        </text:list-item>
      </text:list>
      <text:p text:style-name="P55"/>
      <text:p text:style-name="P56"><text:span text:style-name="T57"><text:tab/><text:s/></text:span><text:span text:style-name="T58">Veļasmašīnas pēc-mazgāšanas režīms “Spin&amp;drain”<text:s/></text:span><text:span text:style-name="T59">nav</text:span><text:span text:style-name="T60"><text:s/>atzīmēts</text:span><text:span text:style-name="T61">;</text:span></text:p>
      <text:p text:style-name="P62"/>
      <text:p text:style-name="P63"><text:span text:style-name="T64"><text:tab/><text:s/></text:span><text:span text:style-name="T65">Veļas žāvētāja režīms</text:span><text:span text:style-name="T66">- Wool.</text:span></text:p>
      <text:p text:style-name="P67"><text:span text:style-name="T68"><text:tab/></text:span></text:p>
      <text:p text:style-name="P69"><text:span text:style-name="T70"><text:s/>Sākuma laiks:<text:s/></text:span><text:span text:style-name="T71">12:00 AM</text:span></text:p>
      <text:p text:style-name="P72"/>
      <text:p text:style-name="P73"/>
      <text:list text:style-name="LFO1" text:continue-numbering="true">
        <text:list-item>
          <text:p text:style-name="P74"><text:span text:style-name="T75">Izvades dati:<text:s/></text:span><text:span text:style-name="T76">3 norādīto piemēru izvades dati.</text:span></text:p>
        </text:list-item>
      </text:list>
      <text:p text:style-name="P77"/>
      <text:list text:style-name="LFO1" text:continue-numbering="true">
        <text:list-item>
          <text:list>
            <text:list-item>
              <text:p text:style-name="P78"><text:span text:style-name="T79">Aprēķinātais beigu<text:s/></text:span><text:span text:style-name="T80">laiks:<text:s/></text:span><text:span text:style-name="T81">6:33</text:span><text:span text:style-name="T82"><text:s/>AM</text:span></text:p>
            </text:list-item>
            <text:list-item>
              <text:p text:style-name="P83"><text:span text:style-name="T84">Aprēķīnatais beigu</text:span><text:span text:style-name="T85"><text:s/>laiks:<text:s/></text:span><text:span text:style-name="T86">6:43 A</text:span><text:span text:style-name="T87">M</text:span></text:p>
            </text:list-item>
            <text:list-item>
              <text:p text:style-name="P88"><text:span text:style-name="T89">Aprēķinātais</text:span><text:span text:style-name="T90"><text:s/></text:span><text:span text:style-name="T91">beigu<text:s/></text:span><text:span text:style-name="T92">laiks:<text:s/></text:span><text:span text:style-name="T93">3:21 A</text:span><text:span text:style-name="T94">M</text:span></text:p>
            </text:list-item>
          </text:list>
        </text:list-item>
      </text:list>
      <text:p text:style-name="P95"/>
      <text:list text:style-name="LFO1" text:continue-numbering="true">
        <text:list-item>
          <text:p text:style-name="P96"><text:span text:style-name="T97">Rezultātu pārbaude:<text:s/></text:span><text:span text:style-name="T98">A</text:span><text:span text:style-name="T99">prēķināti režīmu laiki ar kalkulatoru un salīdzināti ar programmas norādītu beigu laiku.<text:s/></text:span><text:span text:style-name="T100">S</text:span><text:span text:style-name="T101">ecinājumi, vai programmas laika aprēķināšana<text:s/></text:span><text:span text:style-name="T102">ir</text:span><text:span text:style-name="T103"><text:s/>pareiza.</text:span></text:p>
        </text:list-item>
      </text:list>
      <text:p text:style-name="P104"/>
      <text:list text:style-name="LFO1" text:continue-numbering="true">
        <text:list-item>
          <text:list>
            <text:list-item>
              <text:p text:style-name="P105"><text:span text:style-name="T106">“White” veļasmašīnas režīma laiks:<text:s/></text:span><text:span text:style-name="T107">2 stundas 35 minūtes;</text:span></text:p>
            </text:list-item>
          </text:list>
        </text:list-item>
      </text:list>
      <text:p text:style-name="P108"><text:span text:style-name="T109"><text:s text:c="11"/>“</text:span><text:span text:style-name="T110">Bed linen</text:span><text:span text:style-name="T111">”<text:s/></text:span><text:span text:style-name="T112">žāvētāja režīma laiks:<text:s/></text:span><text:span text:style-name="T113">3 stundas 48 minūtes;</text:span></text:p>
      <text:p text:style-name="P114"><text:span text:style-name="T115"><text:s text:c="11"/>“</text:span><text:span text:style-name="T116">Spin&amp;drain</text:span><text:span text:style-name="T117">”<text:s/></text:span><text:span text:style-name="T118">režīma laiks:<text:s/></text:span><text:span text:style-name="T119">10 minūtes</text:span></text:p>
      <text:p text:style-name="P120"><text:span text:style-name="T121"><text:s text:c="8"/></text:span><text:span text:style-name="T122"><text:s text:c="4"/></text:span><text:span text:style-name="T123"><text:s/>Kopējais manuāli aprēķinātais laiks </text:span><text:span text:style-name="T124">: 6 stundas 33 minūtes.</text:span></text:p>
      <text:p text:style-name="P125"><text:span text:style-name="T126"><text:s/></text:span><text:span text:style-name="T127">Secinājumi :<text:s/></text:span><text:span text:style-name="T128">Ar kalkulatoru aprēķinātais laiks sakrīt ar programmas <text:s text:c="11"/>aprēķināto laiku.</text:span></text:p>
      <text:p text:style-name="P129"/>
      <text:p text:style-name="P130"/>
      <text:list text:style-name="LFO1" text:continue-numbering="true">
        <text:list-item>
          <text:list>
            <text:list-item>
              <text:p text:style-name="P131"><text:span text:style-name="T132">Duvet veļasmašīnas režīma laiks:</text:span><text:span text:style-name="T133"><text:s/>1 stunda 30 minūtes;</text:span></text:p>
            </text:list-item>
          </text:list>
        </text:list-item>
      </text:list>
      <text:p text:style-name="P134"><text:span text:style-name="T135"><text:s text:c="7"/></text:span><text:span text:style-name="T136"><text:s text:c="3"/></text:span><text:span text:style-name="T137">Duvet žāvētāja režīma laiks</text:span><text:span text:style-name="T138">: 5 stundas 13 minūtes.</text:span></text:p>
      <text:p text:style-name="P139"><text:span text:style-name="T140"><text:tab/><text:s text:c="6"/></text:span><text:span text:style-name="T141"><text:s text:c="3"/></text:span><text:span text:style-name="T142"><text:s/></text:span><text:span text:style-name="T143">Kopējais manuāli aprēķinātais laiks:<text:s/></text:span><text:span text:style-name="T144">6 stundas 43 minūtes</text:span><text:span text:style-name="T145">.</text:span></text:p>
      <text:p text:style-name="P146"><text:span text:style-name="T147">Secinājumi</text:span><text:span text:style-name="T148">: Ar kalkulatoru aprēķinātais laiks sakrīt ar programmas <text:s text:c="11"/>aprēķināto laiku.</text:span></text:p>
      <text:p text:style-name="P149"/>
      <text:list text:style-name="LFO1" text:continue-numbering="true">
        <text:list-item>
          <text:list>
            <text:list-item>
              <text:p text:style-name="P150"><text:span text:style-name="T151">Wool veļasmašīnas režīma laiks</text:span><text:span text:style-name="T152">: 1 stunda 25 minūtes;</text:span></text:p>
            </text:list-item>
          </text:list>
        </text:list-item>
      </text:list>
      <text:p text:style-name="P153"><text:span text:style-name="T154"><text:tab/><text:s text:c="11"/>Wool žāvētāja režīma laiks:<text:s/></text:span><text:span text:style-name="T155">1 stunda 56 minūtes.</text:span></text:p>
      <text:p text:style-name="P156"><text:span text:style-name="T157"><text:s text:c="22"/>Kopējais manuāli aprēķinātais laiks:<text:s/></text:span><text:span text:style-name="T158">3 stundas 21 minūte.</text:span></text:p>
      <text:p text:style-name="P159"><text:span text:style-name="T160">Secinājumi:<text:s/></text:span><text:span text:style-name="T161">Ar kalkulatoru aprēķinātais laiks sakrīt ar programmas <text:s text:c="11"/>aprēķināto laiku.</text:span></text:p>
      <text:p text:style-name="P162"/>
      <text:p text:style-name="P163"><text:span text:style-name="T164">Gala secinājumi:<text:s/></text:span><text:span text:style-name="T165">Pēc 3 dažādu režīmu pārbaudēm, programma darbojas un rēķina ievadītos režīma laikus atbilstoši prasībām.</text:span></text:p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list-format-name="NLF0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eva Jurgevica</meta:initial-creator>
    <dc:creator>Ieva Jurgevica</dc:creator>
    <meta:creation-date>2025-04-18T07:03:00Z</meta:creation-date>
    <dc:date>2025-04-18T07:43:00Z</dc:date>
    <meta:template xlink:href="Normal" xlink:type="simple"/>
    <meta:editing-cycles>1</meta:editing-cycles>
    <meta:editing-duration>PT0S</meta:editing-duration>
    <meta:document-statistic meta:page-count="2" meta:paragraph-count="4" meta:word-count="315" meta:character-count="2112" meta:row-count="15" meta:non-whitespace-character-count="1801"/>
  </office:meta>
</office:document-meta>
</file>